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98in"/>
    </style:style>
    <style:style style:name="co3" style:family="table-column">
      <style:table-column-properties fo:break-before="auto" style:column-width="0.7827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map style:condition="cell-content()=[$Sheet1.$A$7]" style:apply-style-name="Untitled1" style:base-cell-address="Sheet1.A1"/>
      <style:map style:condition="cell-content()=[$Sheet1.$A$8]" style:apply-style-name="Untitled2" style:base-cell-address="Sheet1.A1"/>
      <style:map style:condition="cell-content()=[$Sheet1.$A$9]" style:apply-style-name="Untitled3" style:base-cell-address="Sheet1.A1"/>
      <style:map style:condition="cell-content()=[$Sheet1.$A$10]" style:apply-style-name="Untitled4" style:base-cell-address="Sheet1.A1"/>
      <style:map style:condition="cell-content()=[$Sheet1.$A$12]" style:apply-style-name="Untitled5" style:base-cell-address="Sheet1.A1"/>
      <style:map style:condition="cell-content()=[$Sheet1.$A$13]" style:apply-style-name="Untitled6" style:base-cell-address="Sheet1.A1"/>
      <style:map style:condition="cell-content()=[$Sheet1.$A$27]" style:apply-style-name="Untitled9" style:base-cell-address="Sheet1.A1"/>
    </style:style>
    <style:style style:name="ce2" style:family="table-cell" style:parent-style-name="Default">
      <style:table-cell-properties fo:border="0.06pt solid #000000"/>
      <style:map style:condition="cell-content()=[$Sheet1.$A$7]" style:apply-style-name="Untitled1" style:base-cell-address="Sheet1.A1"/>
      <style:map style:condition="cell-content()=[$Sheet1.$A$8]" style:apply-style-name="Untitled2" style:base-cell-address="Sheet1.A1"/>
      <style:map style:condition="cell-content()=[$Sheet1.$A$9]" style:apply-style-name="Untitled3" style:base-cell-address="Sheet1.A1"/>
      <style:map style:condition="cell-content()=[$Sheet1.$A$10]" style:apply-style-name="Untitled4" style:base-cell-address="Sheet1.A1"/>
      <style:map style:condition="cell-content()=[$Sheet1.$A$12]" style:apply-style-name="Untitled5" style:base-cell-address="Sheet1.A1"/>
      <style:map style:condition="cell-content()=[$Sheet1.$A$13]" style:apply-style-name="Untitled6" style:base-cell-address="Sheet1.A1"/>
      <style:map style:condition="cell-content()=[$Sheet1.$A$27]" style:apply-style-name="Untitled9" style:base-cell-address="Sheet1.A1"/>
    </style:style>
    <style:style style:name="ce3" style:family="table-cell" style:parent-style-name="Default">
      <style:table-cell-properties fo:background-color="#00ff00" fo:border="0.06pt solid #000000"/>
      <style:map style:condition="cell-content()=[$Sheet1.$A$7]" style:apply-style-name="Untitled1" style:base-cell-address="Sheet1.A1"/>
      <style:map style:condition="cell-content()=[$Sheet1.$A$8]" style:apply-style-name="Untitled2" style:base-cell-address="Sheet1.A1"/>
      <style:map style:condition="cell-content()=[$Sheet1.$A$9]" style:apply-style-name="Untitled3" style:base-cell-address="Sheet1.A1"/>
      <style:map style:condition="cell-content()=[$Sheet1.$A$10]" style:apply-style-name="Untitled4" style:base-cell-address="Sheet1.A1"/>
      <style:map style:condition="cell-content()=[$Sheet1.$A$12]" style:apply-style-name="Untitled5" style:base-cell-address="Sheet1.A1"/>
      <style:map style:condition="cell-content()=[$Sheet1.$A$13]" style:apply-style-name="Untitled6" style:base-cell-address="Sheet1.A1"/>
      <style:map style:condition="cell-content()=[$Sheet1.$A$27]" style:apply-style-name="Untitled9" style:base-cell-address="Sheet1.A1"/>
    </style:style>
    <style:style style:name="ce4" style:family="table-cell" style:parent-style-name="Default">
      <style:map style:condition="cell-content()=[$Sheet1.$A$7]" style:apply-style-name="Untitled1" style:base-cell-address="Sheet1.A1"/>
      <style:map style:condition="cell-content()=[$Sheet1.$A$8]" style:apply-style-name="Untitled2" style:base-cell-address="Sheet1.A1"/>
      <style:map style:condition="cell-content()=[$Sheet1.$A$9]" style:apply-style-name="Untitled3" style:base-cell-address="Sheet1.A1"/>
      <style:map style:condition="cell-content()=[$Sheet1.$A$10]" style:apply-style-name="Untitled4" style:base-cell-address="Sheet1.A1"/>
      <style:map style:condition="cell-content()=[$Sheet1.$A$12]" style:apply-style-name="Untitled5" style:base-cell-address="Sheet1.A1"/>
      <style:map style:condition="cell-content()=[$Sheet1.$A$13]" style:apply-style-name="Untitled6" style:base-cell-address="Sheet1.A1"/>
      <style:map style:condition="cell-content()=[$Sheet1.$A$27]" style:apply-style-name="Untitled9" style:base-cell-address="Sheet1.A1"/>
    </style:style>
    <style:style style:name="ce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6" style:family="table-cell" style:parent-style-name="Default" style:data-style-name="N60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A$7]" style:apply-style-name="Untitled1" style:base-cell-address="Sheet1.A1"/>
      <style:map style:condition="cell-content()=[$Sheet1.$A$8]" style:apply-style-name="Untitled2" style:base-cell-address="Sheet1.A1"/>
      <style:map style:condition="cell-content()=[$Sheet1.$A$9]" style:apply-style-name="Untitled3" style:base-cell-address="Sheet1.A1"/>
      <style:map style:condition="cell-content()=[$Sheet1.$A$10]" style:apply-style-name="Untitled4" style:base-cell-address="Sheet1.A1"/>
      <style:map style:condition="cell-content()=[$Sheet1.$A$12]" style:apply-style-name="Untitled5" style:base-cell-address="Sheet1.A1"/>
      <style:map style:condition="cell-content()=[$Sheet1.$A$13]" style:apply-style-name="Untitled6" style:base-cell-address="Sheet1.A1"/>
      <style:map style:condition="cell-content()=[$Sheet1.$A$27]" style:apply-style-name="Untitled9" style:base-cell-address="Sheet1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A$7]" style:apply-style-name="Untitled1" style:base-cell-address="Sheet1.A1"/>
      <style:map style:condition="cell-content()=[$Sheet1.$A$8]" style:apply-style-name="Untitled2" style:base-cell-address="Sheet1.A1"/>
      <style:map style:condition="cell-content()=[$Sheet1.$A$9]" style:apply-style-name="Untitled3" style:base-cell-address="Sheet1.A1"/>
      <style:map style:condition="cell-content()=[$Sheet1.$A$10]" style:apply-style-name="Untitled4" style:base-cell-address="Sheet1.A1"/>
      <style:map style:condition="cell-content()=[$Sheet1.$A$12]" style:apply-style-name="Untitled5" style:base-cell-address="Sheet1.A1"/>
      <style:map style:condition="cell-content()=[$Sheet1.$A$13]" style:apply-style-name="Untitled6" style:base-cell-address="Sheet1.A1"/>
      <style:map style:condition="cell-content()=[$Sheet1.$A$27]" style:apply-style-name="Untitled9" style:base-cell-address="Sheet1.A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A$7]" style:apply-style-name="Untitled1" style:base-cell-address="Sheet1.A1"/>
      <style:map style:condition="cell-content()=[$Sheet1.$A$8]" style:apply-style-name="Untitled2" style:base-cell-address="Sheet1.A1"/>
      <style:map style:condition="cell-content()=[$Sheet1.$A$9]" style:apply-style-name="Untitled3" style:base-cell-address="Sheet1.A1"/>
      <style:map style:condition="cell-content()=[$Sheet1.$A$10]" style:apply-style-name="Untitled4" style:base-cell-address="Sheet1.A1"/>
      <style:map style:condition="cell-content()=[$Sheet1.$A$12]" style:apply-style-name="Untitled5" style:base-cell-address="Sheet1.A1"/>
      <style:map style:condition="cell-content()=[$Sheet1.$A$13]" style:apply-style-name="Untitled6" style:base-cell-address="Sheet1.A1"/>
      <style:map style:condition="cell-content()=[$Sheet1.$A$27]" style:apply-style-name="Untitled9" style:base-cell-address="Sheet1.A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5" style:family="table-cell" style:parent-style-name="Default" style:data-style-name="N60">
      <style:table-cell-properties style:text-align-source="fix" style:repeat-content="false" fo:wrap-option="wrap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[$Sheet1.$A$7]" style:apply-style-name="Untitled1" style:base-cell-address="Sheet1.A1"/>
      <style:map style:condition="cell-content()=[$Sheet1.$A$8]" style:apply-style-name="Untitled2" style:base-cell-address="Sheet1.A1"/>
      <style:map style:condition="cell-content()=[$Sheet1.$A$9]" style:apply-style-name="Untitled3" style:base-cell-address="Sheet1.A1"/>
      <style:map style:condition="cell-content()=[$Sheet1.$A$10]" style:apply-style-name="Untitled4" style:base-cell-address="Sheet1.A1"/>
      <style:map style:condition="cell-content()=[$Sheet1.$A$12]" style:apply-style-name="Untitled5" style:base-cell-address="Sheet1.A1"/>
      <style:map style:condition="cell-content()=[$Sheet1.$A$13]" style:apply-style-name="Untitled6" style:base-cell-address="Sheet1.A1"/>
      <style:map style:condition="cell-content()=[$Sheet1.$A$27]" style:apply-style-name="Untitled9" style:base-cell-address="Sheet1.A1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wrap-option="wrap"/>
      <style:map style:condition="cell-content()&gt;[$Sheet1.B$5]" style:apply-style-name="Untitled10" style:base-cell-address="Sheet1.B5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visibility="collapse" table:default-cell-style-name="ce9"/>
        <table:table-column table:style-name="co3" table:number-columns-repeated="2" table:default-cell-style-name="ce9"/>
        <table:table-column table:style-name="co3" table:default-cell-style-name="ce12"/>
        <table:table-column table:style-name="co3" table:number-columns-repeated="2" table:default-cell-style-name="ce9"/>
        <table:table-column table:style-name="co3" table:default-cell-style-name="ce17"/>
        <table:table-column table:style-name="co3" table:number-columns-repeated="4" table:default-cell-style-name="ce9"/>
        <table:table-column table:style-name="co3" table:default-cell-style-name="ce12"/>
        <table:table-column table:style-name="co1" table:number-columns-repeated="1011" table:default-cell-style-name="Default"/>
        <table:table-row table:style-name="ro2">
          <table:table-cell table:style-name="ce1" office:value-type="string">
            <text:p>noise limit</text:p>
          </table:table-cell>
          <table:table-cell table:style-name="ce5" table:number-columns-repeated="2"/>
          <table:table-cell table:style-name="ce5" office:value-type="float" office:value="0.04">
            <text:p>0.04</text:p>
          </table:table-cell>
          <table:table-cell table:style-name="ce14" office:value-type="float" office:value="0.01">
            <text:p>0.01</text:p>
          </table:table-cell>
          <table:table-cell table:style-name="ce5" office:value-type="float" office:value="0.02">
            <text:p>0.02</text:p>
          </table:table-cell>
          <table:table-cell table:style-name="ce14" office:value-type="float" office:value="0.02">
            <text:p>0.02</text:p>
          </table:table-cell>
          <table:table-cell table:number-columns-repeated="2" table:style-name="ce5" office:value-type="float" office:value="0.02">
            <text:p>0.02</text:p>
          </table:table-cell>
          <table:table-cell table:number-columns-repeated="2" table:style-name="ce5" office:value-type="float" office:value="0.03">
            <text:p>0.03</text:p>
          </table:table-cell>
          <table:table-cell table:style-name="ce5" office:value-type="float" office:value="0.1">
            <text:p>0.1</text:p>
          </table:table-cell>
          <table:table-cell table:style-name="ce14" office:value-type="float" office:value="0.1">
            <text:p>0.1</text:p>
          </table:table-cell>
          <table:table-cell table:style-name="ce18" table:number-columns-repeated="1011"/>
        </table:table-row>
        <table:table-row table:style-name="ro2">
          <table:table-cell table:style-name="ce1" office:value-type="string">
            <text:p>MaxIter</text:p>
          </table:table-cell>
          <table:table-cell table:style-name="ce6" table:number-columns-repeated="2"/>
          <table:table-cell table:style-name="ce6" office:value-type="float" office:value="1000">
            <text:p>1.00E+003</text:p>
          </table:table-cell>
          <table:table-cell table:style-name="ce15" office:value-type="float" office:value="100000">
            <text:p>1.00E+005</text:p>
          </table:table-cell>
          <table:table-cell table:style-name="ce6" office:value-type="float" office:value="100">
            <text:p>1.00E+002</text:p>
          </table:table-cell>
          <table:table-cell table:style-name="ce15" office:value-type="float" office:value="100000">
            <text:p>1.00E+005</text:p>
          </table:table-cell>
          <table:table-cell table:style-name="ce6" office:value-type="float" office:value="500000">
            <text:p>5.00E+005</text:p>
          </table:table-cell>
          <table:table-cell table:style-name="ce6" office:value-type="float" office:value="1000000">
            <text:p>1.00E+006</text:p>
          </table:table-cell>
          <table:table-cell table:number-columns-repeated="3" table:style-name="ce6" office:value-type="float" office:value="100">
            <text:p>1.00E+002</text:p>
          </table:table-cell>
          <table:table-cell table:style-name="ce15" office:value-type="float" office:value="100000">
            <text:p>1.00E+005</text:p>
          </table:table-cell>
          <table:table-cell table:style-name="ce18" table:number-columns-repeated="1011"/>
        </table:table-row>
        <table:table-row table:style-name="ro2">
          <table:table-cell table:style-name="ce1" office:value-type="string">
            <text:p>converged?</text:p>
          </table:table-cell>
          <table:table-cell table:style-name="ce5" table:number-columns-repeated="2"/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number-columns-repeated="5"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8" table:number-columns-repeated="1011"/>
        </table:table-row>
        <table:table-row table:style-name="ro2">
          <table:table-cell table:style-name="ce1" office:value-type="string">
            <text:p>tolerance</text:p>
          </table:table-cell>
          <table:table-cell table:style-name="ce5" table:number-columns-repeated="2"/>
          <table:table-cell table:style-name="ce6" office:value-type="float" office:value="0.0001">
            <text:p>1.00E-004</text:p>
          </table:table-cell>
          <table:table-cell table:number-columns-repeated="9" table:style-name="ce15" office:value-type="float" office:value="0.0001">
            <text:p>1.00E-004</text:p>
          </table:table-cell>
          <table:table-cell table:style-name="ce18" table:number-columns-repeated="1011"/>
        </table:table-row>
        <table:table-row table:style-name="ro2">
          <table:table-cell table:style-name="ce1" office:value-type="string">
            <text:p>begin OF</text:p>
          </table:table-cell>
          <table:table-cell table:style-name="ce5" table:number-columns-repeated="2"/>
          <table:table-cell table:style-name="ce5" office:value-type="float" office:value="448.824">
            <text:p>448.824</text:p>
          </table:table-cell>
          <table:table-cell table:style-name="ce14" office:value-type="float" office:value="435.317">
            <text:p>435.317</text:p>
          </table:table-cell>
          <table:table-cell table:style-name="ce5" office:value-type="float" office:value="439.047">
            <text:p>439.047</text:p>
          </table:table-cell>
          <table:table-cell table:style-name="ce14" office:value-type="float" office:value="449.849">
            <text:p>449.849</text:p>
          </table:table-cell>
          <table:table-cell table:style-name="ce5" office:value-type="float" office:value="437.277">
            <text:p>437.277</text:p>
          </table:table-cell>
          <table:table-cell table:style-name="ce5" office:value-type="float" office:value="441.553">
            <text:p>441.553</text:p>
          </table:table-cell>
          <table:table-cell table:style-name="ce5" office:value-type="float" office:value="445.98">
            <text:p>445.98</text:p>
          </table:table-cell>
          <table:table-cell table:style-name="ce5" office:value-type="float" office:value="442.193">
            <text:p>442.193</text:p>
          </table:table-cell>
          <table:table-cell table:style-name="ce5" office:value-type="float" office:value="440.797">
            <text:p>440.797</text:p>
          </table:table-cell>
          <table:table-cell table:style-name="ce14" office:value-type="float" office:value="429.207">
            <text:p>429.207</text:p>
          </table:table-cell>
          <table:table-cell table:style-name="ce18" table:number-columns-repeated="1011"/>
        </table:table-row>
        <table:table-row table:style-name="ro2">
          <table:table-cell table:style-name="ce1" office:value-type="string">
            <text:p>end OF</text:p>
          </table:table-cell>
          <table:table-cell table:style-name="ce7" table:number-columns-repeated="2"/>
          <table:table-cell table:style-name="ce13" office:value-type="float" office:value="448.461">
            <text:p>448.461</text:p>
          </table:table-cell>
          <table:table-cell table:style-name="ce16" office:value-type="float" office:value="463.983">
            <text:p>463.983</text:p>
          </table:table-cell>
          <table:table-cell table:style-name="ce13" office:value-type="float" office:value="482.337">
            <text:p>482.337</text:p>
          </table:table-cell>
          <table:table-cell table:style-name="ce16" office:value-type="float" office:value="480.85">
            <text:p>480.85</text:p>
          </table:table-cell>
          <table:table-cell table:style-name="ce13" office:value-type="float" office:value="446.929">
            <text:p>446.929</text:p>
          </table:table-cell>
          <table:table-cell table:style-name="ce13" office:value-type="float" office:value="466.238">
            <text:p>466.238</text:p>
          </table:table-cell>
          <table:table-cell table:style-name="ce13" office:value-type="float" office:value="444.113">
            <text:p>444.113</text:p>
          </table:table-cell>
          <table:table-cell table:style-name="ce13" office:value-type="float" office:value="438.48">
            <text:p>438.48</text:p>
          </table:table-cell>
          <table:table-cell table:style-name="ce13" office:value-type="float" office:value="434.079">
            <text:p>434.079</text:p>
          </table:table-cell>
          <table:table-cell table:style-name="ce16" office:value-type="float" office:value="507.664">
            <text:p>507.664</text:p>
          </table:table-cell>
          <table:table-cell table:style-name="ce19" table:number-columns-repeated="11"/>
          <table:table-cell table:style-name="ce18" table:number-columns-repeated="1000"/>
        </table:table-row>
        <table:table-row table:style-name="ro2">
          <table:table-cell table:style-name="ce2" office:value-type="string">
            <text:p>chair</text:p>
          </table:table-cell>
          <table:table-cell table:style-name="ce8"/>
          <table:table-cell table:number-columns-repeated="2"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5"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ag-book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table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one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table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tool</text:p>
          </table:table-cell>
          <table:table-cell table:style-name="ce8"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ox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one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ox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one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table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ag-shop</text:p>
          </table:table-cell>
          <table:table-cell table:style-name="ce8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one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ag-book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hair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7">
            <text:p>7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unknown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unknown</text:p>
          </table:table-cell>
          <table:table-cell table:number-columns-repeated="2" table:style-name="ce8"/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chair (?)</text:p>
          </table:table-cell>
          <table:table-cell table:number-columns-repeated="2" table:style-name="ce8"/>
          <table:table-cell table:style-name="ce8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number-columns-repeated="2" table:style-name="ce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ag-book</text:p>
          </table:table-cell>
          <table:table-cell table:number-columns-repeated="2" table:style-name="ce8"/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one</text:p>
          </table:table-cell>
          <table:table-cell table:number-columns-repeated="2" table:style-name="ce8"/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unknown</text:p>
          </table:table-cell>
          <table:table-cell table:number-columns-repeated="2" table:style-name="ce8"/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ox</text:p>
          </table:table-cell>
          <table:table-cell table:number-columns-repeated="2" table:style-name="ce8"/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ox</text:p>
          </table:table-cell>
          <table:table-cell table:number-columns-repeated="2" table:style-name="ce8"/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ag-book</text:p>
          </table:table-cell>
          <table:table-cell table:number-columns-repeated="2" table:style-name="ce8"/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table</text:p>
          </table:table-cell>
          <table:table-cell table:number-columns-repeated="2" table:style-name="ce8"/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one</text:p>
          </table:table-cell>
          <table:table-cell table:number-columns-repeated="2" table:style-name="ce8"/>
          <table:table-cell table:style-name="ce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ag-book</text:p>
          </table:table-cell>
          <table:table-cell table:number-columns-repeated="2" table:style-name="ce8"/>
          <table:table-cell table:style-name="ce8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hair</text:p>
          </table:table-cell>
          <table:table-cell table:number-columns-repeated="2" table:style-name="ce8"/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7">
            <text:p>7</text:p>
          </table:table-cell>
          <table:table-cell table:number-columns-repeated="3"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table</text:p>
          </table:table-cell>
          <table:table-cell table:number-columns-repeated="2" table:style-name="ce8"/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one</text:p>
          </table:table-cell>
          <table:table-cell table:number-columns-repeated="2" table:style-name="ce8"/>
          <table:table-cell table:style-name="ce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hair</text:p>
          </table:table-cell>
          <table:table-cell table:number-columns-repeated="2" table:style-name="ce8"/>
          <table:table-cell table:style-name="ce8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ox</text:p>
          </table:table-cell>
          <table:table-cell table:number-columns-repeated="2" table:style-name="ce8"/>
          <table:table-cell table:style-name="ce8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ag-book</text:p>
          </table:table-cell>
          <table:table-cell table:number-columns-repeated="2" table:style-name="ce8"/>
          <table:table-cell table:style-name="ce8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hair</text:p>
          </table:table-cell>
          <table:table-cell table:number-columns-repeated="2" table:style-name="ce8"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number-columns-repeated="2" table:style-name="ce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tool</text:p>
          </table:table-cell>
          <table:table-cell table:number-columns-repeated="2" table:style-name="ce8"/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tool</text:p>
          </table:table-cell>
          <table:table-cell table:number-columns-repeated="2" table:style-name="ce8"/>
          <table:table-cell table:style-name="ce8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ox</text:p>
          </table:table-cell>
          <table:table-cell table:number-columns-repeated="2" table:style-name="ce8"/>
          <table:table-cell table:style-name="ce8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ag-book</text:p>
          </table:table-cell>
          <table:table-cell table:number-columns-repeated="2" table:style-name="ce8"/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hair</text:p>
          </table:table-cell>
          <table:table-cell table:number-columns-repeated="2" table:style-name="ce8"/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ox</text:p>
          </table:table-cell>
          <table:table-cell table:number-columns-repeated="2" table:style-name="ce8"/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table</text:p>
          </table:table-cell>
          <table:table-cell table:number-columns-repeated="2" table:style-name="ce8"/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ag-book</text:p>
          </table:table-cell>
          <table:table-cell table:number-columns-repeated="2" table:style-name="ce8"/>
          <table:table-cell table:style-name="ce8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tool</text:p>
          </table:table-cell>
          <table:table-cell table:number-columns-repeated="2" table:style-name="ce8"/>
          <table:table-cell table:style-name="ce8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7">
            <text:p>7</text:p>
          </table:table-cell>
          <table:table-cell table:number-columns-repeated="3"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>
            <text:p>object</text:p>
          </table:table-cell>
          <table:table-cell office:value-type="string">
            <text:p>labels</text:p>
          </table:table-cell>
          <table:table-cell table:number-columns-repeated="2" table:style-name="ce12" office:value-type="string">
            <text:p>labels</text:p>
          </table:table-cell>
          <table:table-cell table:number-columns-repeated="3" office:value-type="string">
            <text:p>labels</text:p>
          </table:table-cell>
          <table:table-cell table:style-name="ce9" office:value-type="string">
            <text:p>labels</text:p>
          </table:table-cell>
          <table:table-cell table:style-name="ce12" office:value-type="string">
            <text:p>labels</text:p>
          </table:table-cell>
          <table:table-cell table:number-columns-repeated="4" office:value-type="string">
            <text:p>labels</text:p>
          </table:table-cell>
          <table:table-cell table:number-columns-repeated="1011"/>
        </table:table-row>
        <table:table-row table:style-name="ro2">
          <table:table-cell office:value-type="string">
            <text:p>Bag-book</text:p>
          </table:table-cell>
          <table:table-cell table:style-name="ce10" table:formula="of:=[.B8]&amp;[.B20]&amp;[.B25]&amp;[.B30]&amp;[.B33]&amp;[.B39]&amp;[.B44]&amp;[.B48]">
            <text:p/>
          </table:table-cell>
          <table:table-cell table:style-name="ce10" table:formula="of:=[.C8]&amp;[.C20]&amp;[.C25]&amp;[.C30]&amp;[.C33]&amp;[.C39]&amp;[.C44]&amp;[.C48]" office:value-type="string" office:string-value="11">
            <text:p>11</text:p>
          </table:table-cell>
          <table:table-cell table:style-name="ce10" table:formula="of:=[.D8]&amp;[.D20]&amp;[.D25]&amp;[.D30]&amp;[.D33]&amp;[.D39]&amp;[.D44]&amp;[.D48]" office:value-type="string" office:string-value="22524225">
            <text:p>22524225</text:p>
          </table:table-cell>
          <table:table-cell table:style-name="ce10" table:formula="of:=[.E8]&amp;[.E20]&amp;[.E25]&amp;[.E30]&amp;[.E33]&amp;[.E39]&amp;[.E44]&amp;[.E48]" office:value-type="string" office:string-value="77271277">
            <text:p>77271277</text:p>
          </table:table-cell>
          <table:table-cell table:style-name="ce10" table:formula="of:=[.F8]&amp;[.F20]&amp;[.F25]&amp;[.F30]&amp;[.F33]&amp;[.F39]&amp;[.F44]&amp;[.F48]" office:value-type="string" office:string-value="55256252">
            <text:p>55256252</text:p>
          </table:table-cell>
          <table:table-cell table:style-name="ce10" table:formula="of:=[.G8]&amp;[.G20]&amp;[.G25]&amp;[.G30]&amp;[.G33]&amp;[.G39]&amp;[.G44]&amp;[.G48]" office:value-type="string" office:string-value="55754755">
            <text:p>55754755</text:p>
          </table:table-cell>
          <table:table-cell table:style-name="ce10" table:formula="of:=[.H8]&amp;[.H20]&amp;[.H25]&amp;[.H30]&amp;[.H33]&amp;[.H39]&amp;[.H44]&amp;[.H48]" office:value-type="string" office:string-value="77733772">
            <text:p>77733772</text:p>
          </table:table-cell>
          <table:table-cell table:style-name="ce10" table:formula="of:=[.I8]&amp;[.I20]&amp;[.I25]&amp;[.I30]&amp;[.I33]&amp;[.I39]&amp;[.I44]&amp;[.I48]" office:value-type="string" office:string-value="27723722">
            <text:p>27723722</text:p>
          </table:table-cell>
          <table:table-cell table:style-name="ce10" table:formula="of:=[.J8]&amp;[.J20]&amp;[.J25]&amp;[.J30]&amp;[.J33]&amp;[.J39]&amp;[.J44]&amp;[.J48]" office:value-type="string" office:string-value="36633636">
            <text:p>36633636</text:p>
          </table:table-cell>
          <table:table-cell table:style-name="ce10" table:formula="of:=[.K8]&amp;[.K20]&amp;[.K25]&amp;[.K30]&amp;[.K33]&amp;[.K39]&amp;[.K44]&amp;[.K48]" office:value-type="string" office:string-value="22122121">
            <text:p>22122121</text:p>
          </table:table-cell>
          <table:table-cell table:style-name="ce10" table:formula="of:=[.L8]&amp;[.L20]&amp;[.L25]&amp;[.L30]&amp;[.L33]&amp;[.L39]&amp;[.L44]&amp;[.L48]" office:value-type="string" office:string-value="33333030">
            <text:p>33333030</text:p>
          </table:table-cell>
          <table:table-cell table:style-name="ce10" table:formula="of:=[.M8]&amp;[.M20]&amp;[.M25]&amp;[.M30]&amp;[.M33]&amp;[.M39]&amp;[.M44]&amp;[.M48]" office:value-type="string" office:string-value="51156151">
            <text:p>51156151</text:p>
          </table:table-cell>
          <table:table-cell table:number-columns-repeated="1011"/>
        </table:table-row>
        <table:table-row table:style-name="ro2">
          <table:table-cell office:value-type="string">
            <text:p>Bag-shop</text:p>
          </table:table-cell>
          <table:table-cell table:style-name="ce11" table:formula="of:=[.B18]" office:value-type="float" office:value="0">
            <text:p>0</text:p>
          </table:table-cell>
          <table:table-cell table:style-name="ce11" table:formula="of:=[.C18]" office:value-type="float" office:value="6">
            <text:p>6</text:p>
          </table:table-cell>
          <table:table-cell table:style-name="ce11" table:formula="of:=[.D18]" office:value-type="float" office:value="2">
            <text:p>2</text:p>
          </table:table-cell>
          <table:table-cell table:style-name="ce11" table:formula="of:=[.E18]" office:value-type="float" office:value="2">
            <text:p>2</text:p>
          </table:table-cell>
          <table:table-cell table:style-name="ce11" table:formula="of:=[.F18]" office:value-type="float" office:value="2">
            <text:p>2</text:p>
          </table:table-cell>
          <table:table-cell table:style-name="ce11" table:formula="of:=[.G18]" office:value-type="float" office:value="7">
            <text:p>7</text:p>
          </table:table-cell>
          <table:table-cell table:style-name="ce11" table:formula="of:=[.H18]" office:value-type="float" office:value="7">
            <text:p>7</text:p>
          </table:table-cell>
          <table:table-cell table:style-name="ce11" table:formula="of:=[.I18]" office:value-type="float" office:value="7">
            <text:p>7</text:p>
          </table:table-cell>
          <table:table-cell table:style-name="ce11" table:formula="of:=[.J18]" office:value-type="float" office:value="6">
            <text:p>6</text:p>
          </table:table-cell>
          <table:table-cell table:style-name="ce11" table:formula="of:=[.K18]" office:value-type="float" office:value="1">
            <text:p>1</text:p>
          </table:table-cell>
          <table:table-cell table:style-name="ce11" table:formula="of:=[.L18]" office:value-type="float" office:value="7">
            <text:p>7</text:p>
          </table:table-cell>
          <table:table-cell table:style-name="ce11" table:formula="of:=[.M18]" office:value-type="float" office:value="5">
            <text:p>5</text:p>
          </table:table-cell>
          <table:table-cell table:number-columns-repeated="1011"/>
        </table:table-row>
        <table:table-row table:style-name="ro2">
          <table:table-cell office:value-type="string">
            <text:p>box</text:p>
          </table:table-cell>
          <table:table-cell table:style-name="ce11" table:formula="of:=[.B13]&amp;[.B15]&amp;[.B28]&amp;[.B29]&amp;[.B38]&amp;[.B43]&amp;[.B46]">
            <text:p/>
          </table:table-cell>
          <table:table-cell table:style-name="ce11" table:formula="of:=[.C13]&amp;[.C15]&amp;[.C28]&amp;[.C29]&amp;[.C38]&amp;[.C43]&amp;[.C46]" office:value-type="string" office:string-value="55">
            <text:p>55</text:p>
          </table:table-cell>
          <table:table-cell table:style-name="ce11" table:formula="of:=[.D13]&amp;[.D15]&amp;[.D28]&amp;[.D29]&amp;[.D38]&amp;[.D43]&amp;[.D46]" office:value-type="string" office:string-value="7725522">
            <text:p>7725522</text:p>
          </table:table-cell>
          <table:table-cell table:style-name="ce11" table:formula="of:=[.E13]&amp;[.E15]&amp;[.E28]&amp;[.E29]&amp;[.E38]&amp;[.E43]&amp;[.E46]" office:value-type="string" office:string-value="6672727">
            <text:p>6672727</text:p>
          </table:table-cell>
          <table:table-cell table:style-name="ce11" table:formula="of:=[.F13]&amp;[.F15]&amp;[.F28]&amp;[.F29]&amp;[.F38]&amp;[.F43]&amp;[.F46]" office:value-type="string" office:string-value="1152525">
            <text:p>1152525</text:p>
          </table:table-cell>
          <table:table-cell table:style-name="ce11" table:formula="of:=[.G13]&amp;[.G15]&amp;[.G28]&amp;[.G29]&amp;[.G38]&amp;[.G43]&amp;[.G46]" office:value-type="string" office:string-value="6657575">
            <text:p>6657575</text:p>
          </table:table-cell>
          <table:table-cell table:style-name="ce11" table:formula="of:=[.H13]&amp;[.H15]&amp;[.H28]&amp;[.H29]&amp;[.H38]&amp;[.H43]&amp;[.H46]" office:value-type="string" office:string-value="6617137">
            <text:p>6617137</text:p>
          </table:table-cell>
          <table:table-cell table:style-name="ce11" table:formula="of:=[.I13]&amp;[.I15]&amp;[.I28]&amp;[.I29]&amp;[.I38]&amp;[.I43]&amp;[.I46]" office:value-type="string" office:string-value="1127272">
            <text:p>1127272</text:p>
          </table:table-cell>
          <table:table-cell table:style-name="ce11" table:formula="of:=[.J13]&amp;[.J15]&amp;[.J28]&amp;[.J29]&amp;[.J38]&amp;[.J43]&amp;[.J46]" office:value-type="string" office:string-value="5576766">
            <text:p>5576766</text:p>
          </table:table-cell>
          <table:table-cell table:style-name="ce11" table:formula="of:=[.K13]&amp;[.K15]&amp;[.K28]&amp;[.K29]&amp;[.K38]&amp;[.K43]&amp;[.K46]" office:value-type="string" office:string-value="6301612">
            <text:p>6301612</text:p>
          </table:table-cell>
          <table:table-cell table:style-name="ce11" table:formula="of:=[.L13]&amp;[.L15]&amp;[.L28]&amp;[.L29]&amp;[.L38]&amp;[.L43]&amp;[.L46]" office:value-type="string" office:string-value="6670773">
            <text:p>6670773</text:p>
          </table:table-cell>
          <table:table-cell table:style-name="ce11" table:formula="of:=[.M13]&amp;[.M15]&amp;[.M28]&amp;[.M29]&amp;[.M38]&amp;[.M43]&amp;[.M46]" office:value-type="string" office:string-value="5051115">
            <text:p>5051115</text:p>
          </table:table-cell>
          <table:table-cell table:number-columns-repeated="1011"/>
        </table:table-row>
        <table:table-row table:style-name="ro2">
          <table:table-cell office:value-type="string">
            <text:p>chair</text:p>
          </table:table-cell>
          <table:table-cell table:style-name="ce11" table:formula="of:=[.B7]&amp;[.B21]&amp;[.B24]&amp;[.B34]&amp;[.B37]&amp;[.B40]&amp;[.B45]">
            <text:p/>
          </table:table-cell>
          <table:table-cell table:style-name="ce11" table:formula="of:=[.C7]&amp;[.C21]&amp;[.C24]&amp;[.C34]&amp;[.C37]&amp;[.C40]&amp;[.C45]" office:value-type="string" office:string-value="00">
            <text:p>00</text:p>
          </table:table-cell>
          <table:table-cell table:style-name="ce11" table:formula="of:=[.D7]&amp;[.D21]&amp;[.D24]&amp;[.D34]&amp;[.D37]&amp;[.D40]&amp;[.D45]" office:value-type="string" office:string-value="0505005">
            <text:p>0505005</text:p>
          </table:table-cell>
          <table:table-cell table:style-name="ce11" table:formula="of:=[.E7]&amp;[.E21]&amp;[.E24]&amp;[.E34]&amp;[.E37]&amp;[.E40]&amp;[.E45]" office:value-type="string" office:string-value="0072202">
            <text:p>0072202</text:p>
          </table:table-cell>
          <table:table-cell table:style-name="ce11" table:formula="of:=[.F7]&amp;[.F21]&amp;[.F24]&amp;[.F34]&amp;[.F37]&amp;[.F40]&amp;[.F45]" office:value-type="string" office:string-value="0202202">
            <text:p>0202202</text:p>
          </table:table-cell>
          <table:table-cell table:style-name="ce11" table:formula="of:=[.G7]&amp;[.G21]&amp;[.G24]&amp;[.G34]&amp;[.G37]&amp;[.G40]&amp;[.G45]" office:value-type="string" office:string-value="0757707">
            <text:p>0757707</text:p>
          </table:table-cell>
          <table:table-cell table:style-name="ce11" table:formula="of:=[.H7]&amp;[.H21]&amp;[.H24]&amp;[.H34]&amp;[.H37]&amp;[.H40]&amp;[.H45]" office:value-type="string" office:string-value="0007700">
            <text:p>0007700</text:p>
          </table:table-cell>
          <table:table-cell table:style-name="ce11" table:formula="of:=[.I7]&amp;[.I21]&amp;[.I24]&amp;[.I34]&amp;[.I37]&amp;[.I40]&amp;[.I45]" office:value-type="string" office:string-value="0027707">
            <text:p>0027707</text:p>
          </table:table-cell>
          <table:table-cell table:style-name="ce11" table:formula="of:=[.J7]&amp;[.J21]&amp;[.J24]&amp;[.J34]&amp;[.J37]&amp;[.J40]&amp;[.J45]" office:value-type="string" office:string-value="0077677">
            <text:p>0077677</text:p>
          </table:table-cell>
          <table:table-cell table:style-name="ce11" table:formula="of:=[.K7]&amp;[.K21]&amp;[.K24]&amp;[.K34]&amp;[.K37]&amp;[.K40]&amp;[.K45]" office:value-type="string" office:string-value="0101101">
            <text:p>0101101</text:p>
          </table:table-cell>
          <table:table-cell table:style-name="ce11" table:formula="of:=[.L7]&amp;[.L21]&amp;[.L24]&amp;[.L34]&amp;[.L37]&amp;[.L40]&amp;[.L45]" office:value-type="string" office:string-value="0707307">
            <text:p>0707307</text:p>
          </table:table-cell>
          <table:table-cell table:style-name="ce11" table:formula="of:=[.M7]&amp;[.M21]&amp;[.M24]&amp;[.M34]&amp;[.M37]&amp;[.M40]&amp;[.M45]" office:value-type="string" office:string-value="0155551">
            <text:p>0155551</text:p>
          </table:table-cell>
          <table:table-cell table:number-columns-repeated="1011"/>
        </table:table-row>
        <table:table-row table:style-name="ro2">
          <table:table-cell office:value-type="string">
            <text:p>cone</text:p>
          </table:table-cell>
          <table:table-cell table:style-name="ce11" table:formula="of:=[.B10]&amp;[.B14]&amp;[.B16]&amp;[.B19]&amp;[.B26]&amp;[.B32]&amp;[.B36]">
            <text:p/>
          </table:table-cell>
          <table:table-cell table:style-name="ce11" table:formula="of:=[.C10]&amp;[.C14]&amp;[.C16]&amp;[.C19]&amp;[.C26]&amp;[.C32]&amp;[.C36]" office:value-type="string" office:string-value="3333">
            <text:p>3333</text:p>
          </table:table-cell>
          <table:table-cell table:style-name="ce11" table:formula="of:=[.D10]&amp;[.D14]&amp;[.D16]&amp;[.D19]&amp;[.D26]&amp;[.D32]&amp;[.D36]" office:value-type="string" office:string-value="1111211">
            <text:p>1111211</text:p>
          </table:table-cell>
          <table:table-cell table:style-name="ce11" table:formula="of:=[.E10]&amp;[.E14]&amp;[.E16]&amp;[.E19]&amp;[.E26]&amp;[.E32]&amp;[.E36]" office:value-type="string" office:string-value="3333733">
            <text:p>3333733</text:p>
          </table:table-cell>
          <table:table-cell table:style-name="ce11" table:formula="of:=[.F10]&amp;[.F14]&amp;[.F16]&amp;[.F19]&amp;[.F26]&amp;[.F32]&amp;[.F36]" office:value-type="string" office:string-value="3333533">
            <text:p>3333533</text:p>
          </table:table-cell>
          <table:table-cell table:style-name="ce11" table:formula="of:=[.G10]&amp;[.G14]&amp;[.G16]&amp;[.G19]&amp;[.G26]&amp;[.G32]&amp;[.G36]" office:value-type="string" office:string-value="2222522">
            <text:p>2222522</text:p>
          </table:table-cell>
          <table:table-cell table:style-name="ce11" table:formula="of:=[.H10]&amp;[.H14]&amp;[.H16]&amp;[.H19]&amp;[.H26]&amp;[.H32]&amp;[.H36]" office:value-type="string" office:string-value="5555155">
            <text:p>5555155</text:p>
          </table:table-cell>
          <table:table-cell table:style-name="ce11" table:formula="of:=[.I10]&amp;[.I14]&amp;[.I16]&amp;[.I19]&amp;[.I26]&amp;[.I32]&amp;[.I36]" office:value-type="string" office:string-value="6666266">
            <text:p>6666266</text:p>
          </table:table-cell>
          <table:table-cell table:style-name="ce11" table:formula="of:=[.J10]&amp;[.J14]&amp;[.J16]&amp;[.J19]&amp;[.J26]&amp;[.J32]&amp;[.J36]" office:value-type="string" office:string-value="1111711">
            <text:p>1111711</text:p>
          </table:table-cell>
          <table:table-cell table:style-name="ce11" table:formula="of:=[.K10]&amp;[.K14]&amp;[.K16]&amp;[.K19]&amp;[.K26]&amp;[.K32]&amp;[.K36]" office:value-type="string" office:string-value="5555255">
            <text:p>5555255</text:p>
          </table:table-cell>
          <table:table-cell table:style-name="ce11" table:formula="of:=[.L10]&amp;[.L14]&amp;[.L16]&amp;[.L19]&amp;[.L26]&amp;[.L32]&amp;[.L36]" office:value-type="string" office:string-value="2222022">
            <text:p>2222022</text:p>
          </table:table-cell>
          <table:table-cell table:style-name="ce11" table:formula="of:=[.M10]&amp;[.M14]&amp;[.M16]&amp;[.M19]&amp;[.M26]&amp;[.M32]&amp;[.M36]" office:value-type="string" office:string-value="7777577">
            <text:p>7777577</text:p>
          </table:table-cell>
          <table:table-cell table:number-columns-repeated="1011"/>
        </table:table-row>
        <table:table-row table:style-name="ro2">
          <table:table-cell office:value-type="string">
            <text:p>stool</text:p>
          </table:table-cell>
          <table:table-cell table:style-name="ce11" table:formula="of:=[.B12]&amp;[.B41]&amp;[.B42]&amp;[.B49]">
            <text:p/>
          </table:table-cell>
          <table:table-cell table:style-name="ce11" table:formula="of:=[.C12]&amp;[.C41]&amp;[.C42]&amp;[.C49]" office:value-type="string" office:string-value="4">
            <text:p>4</text:p>
          </table:table-cell>
          <table:table-cell table:style-name="ce11" table:formula="of:=[.D12]&amp;[.D41]&amp;[.D42]&amp;[.D49]" office:value-type="string" office:string-value="5552">
            <text:p>5552</text:p>
          </table:table-cell>
          <table:table-cell table:style-name="ce11" table:formula="of:=[.E12]&amp;[.E41]&amp;[.E42]&amp;[.E49]" office:value-type="string" office:string-value="2272">
            <text:p>2272</text:p>
          </table:table-cell>
          <table:table-cell table:style-name="ce11" table:formula="of:=[.F12]&amp;[.F41]&amp;[.F42]&amp;[.F49]" office:value-type="string" office:string-value="2255">
            <text:p>2255</text:p>
          </table:table-cell>
          <table:table-cell table:style-name="ce11" table:formula="of:=[.G12]&amp;[.G41]&amp;[.G42]&amp;[.G49]" office:value-type="string" office:string-value="7757">
            <text:p>7757</text:p>
          </table:table-cell>
          <table:table-cell table:style-name="ce11" table:formula="of:=[.H12]&amp;[.H41]&amp;[.H42]&amp;[.H49]" office:value-type="string" office:string-value="7777">
            <text:p>7777</text:p>
          </table:table-cell>
          <table:table-cell table:style-name="ce11" table:formula="of:=[.I12]&amp;[.I41]&amp;[.I42]&amp;[.I49]" office:value-type="string" office:string-value="7727">
            <text:p>7727</text:p>
          </table:table-cell>
          <table:table-cell table:style-name="ce11" table:formula="of:=[.J12]&amp;[.J41]&amp;[.J42]&amp;[.J49]" office:value-type="string" office:string-value="6677">
            <text:p>6677</text:p>
          </table:table-cell>
          <table:table-cell table:style-name="ce11" table:formula="of:=[.K12]&amp;[.K41]&amp;[.K42]&amp;[.K49]" office:value-type="string" office:string-value="3121">
            <text:p>3121</text:p>
          </table:table-cell>
          <table:table-cell table:style-name="ce11" table:formula="of:=[.L12]&amp;[.L41]&amp;[.L42]&amp;[.L49]" office:value-type="string" office:string-value="7707">
            <text:p>7707</text:p>
          </table:table-cell>
          <table:table-cell table:style-name="ce11" table:formula="of:=[.M12]&amp;[.M41]&amp;[.M42]&amp;[.M49]" office:value-type="string" office:string-value="1115">
            <text:p>1115</text:p>
          </table:table-cell>
          <table:table-cell table:number-columns-repeated="1011"/>
        </table:table-row>
        <table:table-row table:style-name="ro2">
          <table:table-cell office:value-type="string">
            <text:p>table</text:p>
          </table:table-cell>
          <table:table-cell table:style-name="ce11" table:formula="of:=[.B9]&amp;[.B11]&amp;[.B17]&amp;[.B31]&amp;[.B35]&amp;[.B47]">
            <text:p/>
          </table:table-cell>
          <table:table-cell table:style-name="ce11" table:formula="of:=[.C9]&amp;[.C11]&amp;[.C17]&amp;[.C31]&amp;[.C35]&amp;[.C47]" office:value-type="string" office:string-value="222">
            <text:p>222</text:p>
          </table:table-cell>
          <table:table-cell table:style-name="ce11" table:formula="of:=[.D9]&amp;[.D11]&amp;[.D17]&amp;[.D31]&amp;[.D35]&amp;[.D47]" office:value-type="string" office:string-value="333333">
            <text:p>333333</text:p>
          </table:table-cell>
          <table:table-cell table:style-name="ce11" table:formula="of:=[.E9]&amp;[.E11]&amp;[.E17]&amp;[.E31]&amp;[.E35]&amp;[.E47]" office:value-type="string" office:string-value="555555">
            <text:p>555555</text:p>
          </table:table-cell>
          <table:table-cell table:style-name="ce11" table:formula="of:=[.F9]&amp;[.F11]&amp;[.F17]&amp;[.F31]&amp;[.F35]&amp;[.F47]" office:value-type="string" office:string-value="454244">
            <text:p>454244</text:p>
          </table:table-cell>
          <table:table-cell table:style-name="ce11" table:formula="of:=[.G9]&amp;[.G11]&amp;[.G17]&amp;[.G31]&amp;[.G35]&amp;[.G47]" office:value-type="string" office:string-value="353333">
            <text:p>353333</text:p>
          </table:table-cell>
          <table:table-cell table:style-name="ce11" table:formula="of:=[.H9]&amp;[.H11]&amp;[.H17]&amp;[.H31]&amp;[.H35]&amp;[.H47]" office:value-type="string" office:string-value="444444">
            <text:p>444444</text:p>
          </table:table-cell>
          <table:table-cell table:style-name="ce11" table:formula="of:=[.I9]&amp;[.I11]&amp;[.I17]&amp;[.I31]&amp;[.I35]&amp;[.I47]" office:value-type="string" office:string-value="444444">
            <text:p>444444</text:p>
          </table:table-cell>
          <table:table-cell table:style-name="ce11" table:formula="of:=[.J9]&amp;[.J11]&amp;[.J17]&amp;[.J31]&amp;[.J35]&amp;[.J47]" office:value-type="string" office:string-value="444444">
            <text:p>444444</text:p>
          </table:table-cell>
          <table:table-cell table:style-name="ce11" table:formula="of:=[.K9]&amp;[.K11]&amp;[.K17]&amp;[.K31]&amp;[.K35]&amp;[.K47]" office:value-type="string" office:string-value="777777">
            <text:p>777777</text:p>
          </table:table-cell>
          <table:table-cell table:style-name="ce11" table:formula="of:=[.L9]&amp;[.L11]&amp;[.L17]&amp;[.L31]&amp;[.L35]&amp;[.L47]" office:value-type="string" office:string-value="444444">
            <text:p>444444</text:p>
          </table:table-cell>
          <table:table-cell table:style-name="ce11" table:formula="of:=[.M9]&amp;[.M11]&amp;[.M17]&amp;[.M31]&amp;[.M35]&amp;[.M47]" office:value-type="string" office:string-value="444544">
            <text:p>444544</text:p>
          </table:table-cell>
          <table:table-cell table:number-columns-repeated="1011"/>
        </table:table-row>
        <table:table-row table:style-name="ro2">
          <table:table-cell office:value-type="string">
            <text:p>unknown</text:p>
          </table:table-cell>
          <table:table-cell table:style-name="ce11" table:formula="of:=[.B22]&amp;[.B23]&amp;[.B27]">
            <text:p/>
          </table:table-cell>
          <table:table-cell table:style-name="ce11" table:formula="of:=[.C22]&amp;[.C23]&amp;[.C27]" office:value-type="string" office:string-value="7">
            <text:p>7</text:p>
          </table:table-cell>
          <table:table-cell table:style-name="ce11" table:formula="of:=[.D22]&amp;[.D23]&amp;[.D27]" office:value-type="string" office:string-value="255">
            <text:p>255</text:p>
          </table:table-cell>
          <table:table-cell table:style-name="ce11" table:formula="of:=[.E22]&amp;[.E23]&amp;[.E27]" office:value-type="string" office:string-value="722">
            <text:p>722</text:p>
          </table:table-cell>
          <table:table-cell table:style-name="ce11" table:formula="of:=[.F22]&amp;[.F23]&amp;[.F27]" office:value-type="string" office:string-value="522">
            <text:p>522</text:p>
          </table:table-cell>
          <table:table-cell table:style-name="ce11" table:formula="of:=[.G22]&amp;[.G23]&amp;[.G27]" office:value-type="string" office:string-value="577">
            <text:p>577</text:p>
          </table:table-cell>
          <table:table-cell table:style-name="ce11" table:formula="of:=[.H22]&amp;[.H23]&amp;[.H27]" office:value-type="string" office:string-value="177">
            <text:p>177</text:p>
          </table:table-cell>
          <table:table-cell table:style-name="ce11" table:formula="of:=[.I22]&amp;[.I23]&amp;[.I27]" office:value-type="string" office:string-value="277">
            <text:p>277</text:p>
          </table:table-cell>
          <table:table-cell table:style-name="ce11" table:formula="of:=[.J22]&amp;[.J23]&amp;[.J27]" office:value-type="string" office:string-value="766">
            <text:p>766</text:p>
          </table:table-cell>
          <table:table-cell table:style-name="ce11" table:formula="of:=[.K22]&amp;[.K23]&amp;[.K27]" office:value-type="string" office:string-value="611">
            <text:p>611</text:p>
          </table:table-cell>
          <table:table-cell table:style-name="ce11" table:formula="of:=[.L22]&amp;[.L23]&amp;[.L27]" office:value-type="string" office:string-value="370">
            <text:p>370</text:p>
          </table:table-cell>
          <table:table-cell table:style-name="ce11" table:formula="of:=[.M22]&amp;[.M23]&amp;[.M27]" office:value-type="string" office:string-value="511">
            <text:p>511</text:p>
          </table:table-cell>
          <table:table-cell table:number-columns-repeated="1011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E1:Sheet1.M1048576" table:contains-header="false" table:orientation="column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00ffff"/>
    </style:style>
    <style:style style:name="Untitled3" style:family="table-cell" style:parent-style-name="Default">
      <style:table-cell-properties fo:background-color="#ffff00"/>
    </style:style>
    <style:style style:name="Untitled4" style:family="table-cell" style:parent-style-name="Default">
      <style:table-cell-properties fo:background-color="#ff6633"/>
    </style:style>
    <style:style style:name="Untitled5" style:family="table-cell" style:parent-style-name="Default">
      <style:table-cell-properties fo:background-color="#c0c0c0"/>
    </style:style>
    <style:style style:name="Untitled6" style:family="table-cell" style:parent-style-name="Default">
      <style:table-cell-properties fo:background-color="#808000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ffff"/>
    </style:style>
    <style:style style:name="Untitled9" style:family="table-cell" style:parent-style-name="Default">
      <style:table-cell-properties fo:background-color="#0000ff"/>
      <style:text-properties fo:color="#ffffff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7-16T09:32:17</meta:creation-date>
    <dc:date>2015-07-20T17:09:33</dc:date>
    <dc:creator>Scott Bronikowski</dc:creator>
    <meta:editing-duration>PT3H57M48S</meta:editing-duration>
    <meta:editing-cycles>4</meta:editing-cycles>
    <meta:generator>LibreOffice/3.5$Linux_X86_64 LibreOffice_project/350m1$Build-2</meta:generator>
    <meta:document-statistic meta:table-count="3" meta:cell-count="742" meta:object-count="0"/>
  </office:meta>
</office:document-meta>
</file>